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6.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armor_c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bes</text:p>
          </table:table-cell>
          <table:table-cell office:value-type="string">
            <text:p>Standard light robes.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othes</text:p>
          </table:table-cell>
          <table:table-cell office:value-type="string">
            <text:p>Standard light clothing.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ather Armor</text:p>
          </table:table-cell>
          <table:table-cell office:value-type="string">
            <text:p>Fine leather armor.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ilded Leather Armor</text:p>
          </table:table-cell>
          <table:table-cell office:value-type="string">
            <text:p>Fine leather armor decorated with a gold trim.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udded Leather Armor</text:p>
          </table:table-cell>
          <table:table-cell office:value-type="string">
            <text:p>Fine leather armor fitted with steel studs.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udded Tunic</text:p>
          </table:table-cell>
          <table:table-cell office:value-type="string">
            <text:p>A fine leather tunic fitted with steel studs.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igandine</text:p>
          </table:table-cell>
          <table:table-cell office:value-type="string">
            <text:p>A high quality coat of mail insulated with fine leather.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ilded Brigandine</text:p>
          </table:table-cell>
          <table:table-cell office:value-type="string">
            <text:p>A high quality coat of mail insulated with fine leather and decorated with a gold trim.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ery Tunic</text:p>
          </table:table-cell>
          <table:table-cell office:value-type="string">
            <text:p>A fine leather tunic that emanates warmth and protects from fire.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rozen Tunic</text:p>
          </table:table-cell>
          <table:table-cell office:value-type="string">
            <text:p>A fine leather tunic that emanates an icy chill and protects from cold.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rthen Tunic</text:p>
          </table:table-cell>
          <table:table-cell office:value-type="string">
            <text:p>A fine leather tunic woven from vines and plant matter that protects from earth.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quatic Tunic</text:p>
          </table:table-cell>
          <table:table-cell office:value-type="string">
            <text:p>A fine leather tunic that has a layer of water enshrouding it and protects from water.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lood Tunic</text:p>
          </table:table-cell>
          <table:table-cell office:value-type="string">
            <text:p>An ancient tunic that is well intact and is stained with the blood of 1000 battles.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byssal Tunic</text:p>
          </table:table-cell>
          <table:table-cell office:value-type="string">
            <text:p>An ancient tunic that is well intact and seems to bend time and space around the wearer.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inmail</text:p>
          </table:table-cell>
          <table:table-cell office:value-type="string">
            <text:p>A coat made up of links of steel chain.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ithril Chainmail</text:p>
          </table:table-cell>
          <table:table-cell office:value-type="string">
            <text:p>A coat made up of links of mithril chain.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ght Plate</text:p>
          </table:table-cell>
          <table:table-cell office:value-type="string">
            <text:p>A light steel plate.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ilded Light Plate</text:p>
          </table:table-cell>
          <table:table-cell office:value-type="string">
            <text:p>A light steel plate decorated with a gold trim.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reast Plate</text:p>
          </table:table-cell>
          <table:table-cell office:value-type="string">
            <text:p>A fine steel plate.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ilded Breast Plate</text:p>
          </table:table-cell>
          <table:table-cell office:value-type="string">
            <text:p>A fine steel plate decorated with a gold trim.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lated Tunic</text:p>
          </table:table-cell>
          <table:table-cell office:value-type="string">
            <text:p>A fine leather tunic that is reinforced with steel plating.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ilded Plated Tunic</text:p>
          </table:table-cell>
          <table:table-cell office:value-type="string">
            <text:p>A fine leather tunic that is reinforced with steel plating and decorated with a gold trim.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eavy Platebody</text:p>
          </table:table-cell>
          <table:table-cell office:value-type="string">
            <text:p>A heavy steel platebody.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ilded Heavy Platebody</text:p>
          </table:table-cell>
          <table:table-cell office:value-type="string">
            <text:p>A heavy steel platebody decorated with a gold trim.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ncient Armor</text:p>
          </table:table-cell>
          <table:table-cell office:value-type="string">
            <text:p>An ancient heavy platebody that is well intact.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ilded Ancient Armor</text:p>
          </table:table-cell>
          <table:table-cell office:value-type="string">
            <text:p>An ancient heavy platebody that is well intact and decorated with a gold trim.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iery Plate</text:p>
          </table:table-cell>
          <table:table-cell office:value-type="string">
            <text:p>A heavy steel platebody that emanates warmth and protects from fire.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rozen Plate</text:p>
          </table:table-cell>
          <table:table-cell office:value-type="string">
            <text:p>A heavy steel platebody that emanates an icy chill and protects from cold.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arthen Plate</text:p>
          </table:table-cell>
          <table:table-cell office:value-type="string">
            <text:p>A heavy steel platebody woven from vines and plant matter that protects from earth.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quatic Plate</text:p>
          </table:table-cell>
          <table:table-cell office:value-type="string">
            <text:p>A heavy steel platebody that has a layer of water enshrouding it and protects from water.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lood Plate</text:p>
          </table:table-cell>
          <table:table-cell office:value-type="string">
            <text:p>A heavy steel platebody that is stained with the blood of 1000 battles.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byssal Plate</text:p>
          </table:table-cell>
          <table:table-cell office:value-type="string">
            <text:p>A heavy steel platebody that seems to bend time and space around the wearer.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lood Shroud</text:p>
          </table:table-cell>
          <table:table-cell office:value-type="string">
            <text:p>A heavy steel platebody over a fine leather tunic that is stained with the blood of 1000 battles.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byssal Shroud</text:p>
          </table:table-cell>
          <table:table-cell office:value-type="string">
            <text:p>A heavy steel platebody over a fine leather tunic that seems to bend time and space around the wearer.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ark Plate</text:p>
          </table:table-cell>
          <table:table-cell office:value-type="string">
            <text:p>Plate armor said to curse the wearer.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late of Acuity</text:p>
          </table:table-cell>
          <table:table-cell office:value-type="string">
            <text:p>Mythic plate armor that is exceptionally light and seems to sharpen the wearer's mind.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late of Anguish</text:p>
          </table:table-cell>
          <table:table-cell office:value-type="string">
            <text:p>Mythic plate armor that is exceptionally light and seems to feed off the wearer's anguish.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late of Valor</text:p>
          </table:table-cell>
          <table:table-cell office:value-type="string">
            <text:p>Mythical plate armor that is exceptionally light and seems extraorinarily resilient.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ge Robes</text:p>
          </table:table-cell>
          <table:table-cell office:value-type="string">
            <text:p>Light robes that have been imbued with magic.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Gilded Mage Robes</text:p>
          </table:table-cell>
          <table:table-cell office:value-type="string">
            <text:p>Light robes that have been imbued with magic and decorated with a gold trim.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iery Mage Robes</text:p>
          </table:table-cell>
          <table:table-cell office:value-type="string">
            <text:p>Magical robes that emanate warmth and protects from fire.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rozen Mage Robes</text:p>
          </table:table-cell>
          <table:table-cell office:value-type="string">
            <text:p>Magical robes that emanate an icy chill and protects from cold.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arthen Mage Robes</text:p>
          </table:table-cell>
          <table:table-cell office:value-type="string">
            <text:p>Magical robes woven from vines and plant matter that protects from earth.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quatic Mage Robes</text:p>
          </table:table-cell>
          <table:table-cell office:value-type="string">
            <text:p>Magical robes that have a layer of water enshrouding them and protects from water.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lood Robes</text:p>
          </table:table-cell>
          <table:table-cell office:value-type="string">
            <text:p>Magical robes that are stained with the blood of 1000 battles.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byssal Robes</text:p>
          </table:table-cell>
          <table:table-cell office:value-type="string">
            <text:p>Magical robes that seem to bend time and space around the wearer.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lood Raiment</text:p>
          </table:table-cell>
          <table:table-cell office:value-type="string">
            <text:p>Robes that conduct potent levels of magic and are stained with the blood of 1000 battles..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byssal Raiment</text:p>
          </table:table-cell>
          <table:table-cell office:value-type="string">
            <text:p>Robes that conduct potent levels of magic and seem to bend time and space around the wearer.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aiment of Darkness</text:p>
          </table:table-cell>
          <table:table-cell office:value-type="string">
            <text:p>Robes said to curse the wearer.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Gilded Ancient Robes</text:p>
          </table:table-cell>
          <table:table-cell office:value-type="string">
            <text:p>Highly magical ancient robes that are well intact and are decorated with a gold trim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2020-10-05</text:date>, <text:time>22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20-10-05T19:01:27.71</meta:creation-date>
    <meta:generator>OpenOffice/4.1.5$Win32 OpenOffice.org_project/415m1$Build-9789</meta:generator>
    <dc:date>2020-10-05T22:30:35.12</dc:date>
    <dc:creator>Riley Runchey</dc:creator>
    <meta:editing-duration>PT2H54M23S</meta:editing-duration>
    <meta:editing-cycles>3</meta:editing-cycles>
    <meta:document-statistic meta:table-count="3" meta:cell-count="155" meta:object-count="0"/>
  </office:meta>
</office:document-meta>
</file>